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D0DB969B5BECE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d3000" officeooo:paragraph-rsid="001d3000" style:font-size-asian="32pt" style:font-size-complex="32pt"/>
    </style:style>
    <style:style style:name="P2" style:family="paragraph" style:parent-style-name="Standard">
      <style:text-properties fo:font-size="20pt" officeooo:rsid="001d3000" officeooo:paragraph-rsid="001d3000" style:font-size-asian="20pt" style:font-size-complex="20pt"/>
    </style:style>
    <style:style style:name="P3" style:family="paragraph" style:parent-style-name="Standard">
      <style:text-properties fo:font-size="20pt" officeooo:rsid="001e747c" officeooo:paragraph-rsid="001e747c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cm" svg:y="5.059cm" svg:width="17cm" svg:height="9.562cm" draw:z-index="0"><draw:image xlink:href="Pictures/1000000000000780000004380D0DB969B5BECE8D.png" xlink:type="simple" xlink:show="embed" xlink:actuate="onLoad" draw:mime-type="image/png"/></draw:frame>WEEK 5 WPL LAB</text:p>
      <text:p text:style-name="P2">230905290</text:p>
      <text:p text:style-name="P3">Rohan Shenoy</text:p>
      <text:p text:style-name="P2">Roll no 32</text:p>
      <text:p text:style-name="P2">CSE D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5:02:25.044939743</meta:creation-date>
    <dc:date>2026-02-06T15:03:57.926725402</dc:date>
    <meta:editing-duration>PT1M33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5" meta:word-count="12" meta:character-count="51" meta:non-whitespace-character-count="44"/>
  </office:meta>
</office:document-meta>
</file>